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03d2b" style:font-size-asian="16pt" style:font-size-complex="16pt"/>
    </style:style>
    <style:style style:name="P2" style:family="paragraph" style:parent-style-name="Text_20_body">
      <style:text-properties officeooo:rsid="00347d50" officeooo:paragraph-rsid="00347d50"/>
    </style:style>
    <style:style style:name="P3" style:family="paragraph" style:parent-style-name="Text_20_body">
      <style:text-properties officeooo:rsid="00347d50" officeooo:paragraph-rsid="00355598"/>
    </style:style>
    <style:style style:name="P4" style:family="paragraph" style:parent-style-name="Text_20_body">
      <style:text-properties officeooo:rsid="00347d50" officeooo:paragraph-rsid="00374150"/>
    </style:style>
    <style:style style:name="P5" style:family="paragraph" style:parent-style-name="Heading_20_1" style:master-page-name="Right_20_Page">
      <style:paragraph-properties style:page-number="auto"/>
      <style:text-properties officeooo:rsid="00347d50" officeooo:paragraph-rsid="00347d50"/>
    </style:style>
    <style:style style:name="P6" style:family="paragraph" style:parent-style-name="Text_20_body">
      <style:text-properties officeooo:rsid="00374150" officeooo:paragraph-rsid="00374150"/>
    </style:style>
    <style:style style:name="P7" style:family="paragraph" style:parent-style-name="Heading_20_3">
      <style:text-properties officeooo:paragraph-rsid="00374150"/>
    </style:style>
    <style:style style:name="P8" style:family="paragraph" style:parent-style-name="Heading_20_3">
      <style:paragraph-properties fo:break-before="page"/>
      <style:text-properties officeooo:rsid="00347d50" officeooo:paragraph-rsid="00347d50"/>
    </style:style>
    <style:style style:name="T1" style:family="text">
      <style:text-properties officeooo:rsid="00325325"/>
    </style:style>
    <style:style style:name="T2" style:family="text">
      <style:text-properties officeooo:rsid="003380b8"/>
    </style:style>
    <style:style style:name="T3" style:family="text">
      <style:text-properties officeooo:rsid="00347d50"/>
    </style:style>
    <style:style style:name="T4" style:family="text">
      <style:text-properties officeooo:rsid="00355598"/>
    </style:style>
    <style:style style:name="T5" style:family="text">
      <style:text-properties officeooo:rsid="00374150"/>
    </style:style>
    <style:style style:name="T6" style:family="text">
      <style:text-properties officeooo:rsid="0038f1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1979</text:h>
      <text:h text:style-name="Heading_20_2" text:outline-level="2">(<text:span text:style-name="T3">The Smashing Pumpkins</text:span>)</text:h>
      <text:p text:style-name="Text_20_body">Time Signature: <text:span text:style-name="T1">4/4</text:span></text:p>
      <text:p text:style-name="Text_20_body">Chords: <text:span text:style-name="T3">Am, C, Cmaj7, Dm, F, G</text:span></text:p>
      <text:p text:style-name="Text_20_body">Tempo: <text:span text:style-name="T2">100-120</text:span> BPM</text:p>
      <text:p text:style-name="P1"/>
      <text:h text:style-name="P8" text:outline-level="3">[VERSE 1]</text:h>
      <text:p text:style-name="P2">F <text:s text:c="23"/>Cmaj7 C</text:p>
      <text:p text:style-name="P2">Shakedown nineteen seven nine, <text:s/></text:p>
      <text:p text:style-name="P2">F <text:s text:c="23"/>Cmaj7 C <text:s text:c="4"/></text:p>
      <text:p text:style-name="P2">Cool kids never have the time.</text:p>
      <text:p text:style-name="P2"><text:s text:c="5"/>F <text:s text:c="25"/>Dm</text:p>
      <text:p text:style-name="P2">On a live wire right up off the street </text:p>
      <text:p text:style-name="P2"><text:s text:c="8"/>G <text:s text:c="15"/><text:span text:style-name="T6">Cmaj7 C</text:span> <text:s text:c="16"/></text:p>
      <text:p text:style-name="P2">You and I should meet. </text:p>
      <text:h text:style-name="Heading_20_3" text:outline-level="3">[VERSE 2]</text:h>
      <text:p text:style-name="P2">F <text:s text:c="22"/>Cmaj7 C</text:p>
      <text:p text:style-name="P2">Junebug skipping like a stone</text:p>
      <text:p text:style-name="P2">F <text:s text:c="29"/>Cmaj7 C</text:p>
      <text:p text:style-name="P2">With headlights pointed at the dawn.</text:p>
      <text:p text:style-name="P3">F <text:s text:c="29"/>Dm <text:s text:c="7"/>G</text:p>
      <text:p text:style-name="P3">We were sure we'd never see <text:span text:style-name="T4">a</text:span>n end to it all.</text:p>
      <text:h text:style-name="P7" text:outline-level="3">[CHORUS]</text:h>
      <text:p text:style-name="P4"><text:s text:c="5"/>C <text:s text:c="7"/>Cmaj7 F</text:p>
      <text:p text:style-name="P4"><text:span text:style-name="T5">And</text:span> we don't even <text:s/>care </text:p>
      <text:p text:style-name="P4"><text:s text:c="22"/>C</text:p>
      <text:p text:style-name="P4">to shake these zipper blues,</text:p>
      <text:p text:style-name="P4"><text:s text:c="4"/>Cmaj7 <text:s text:c="3"/>F</text:p>
      <text:p text:style-name="P4">And we don't know </text:p>
      <text:p text:style-name="P4"><text:s text:c="26"/>C</text:p>
      <text:p text:style-name="P4">just where out bones will rest</text:p>
      <text:p text:style-name="P4"><text:s text:c="3"/>Cmaj7 <text:s/>F</text:p>
      <text:p text:style-name="P4">To dust I guess,</text:p>
      <text:p text:style-name="P4"><text:s text:c="15"/>Dm <text:s text:c="5"/></text:p>
      <text:p text:style-name="P4">Forgotten and absorbed </text:p>
      <text:p text:style-name="P4"><text:s text:c="11"/>G <text:s text:c="6"/>Cmaj7 C</text:p>
      <text:p text:style-name="P6">[in]to the earth below.</text:p>
      <text:h text:style-name="Heading_20_3" text:outline-level="3">[VERSE 3]</text:h>
      <text:p text:style-name="P2">F <text:s text:c="30"/>Cmaj7 C</text:p>
      <text:p text:style-name="P2">Double cross the vacant and the bored,</text:p>
      <text:p text:style-name="P2">F <text:s text:c="36"/>Cmaj7 C</text:p>
      <text:p text:style-name="P2">They're not sure just what we have in store.</text:p>
      <text:p text:style-name="P2">F <text:s text:c="34"/>Dm <text:s text:c="3"/>F</text:p>
      <text:p text:style-name="P2">Morphine city slippin' dues down to see:</text:p>
      <text:p text:style-name="P2"/>
      <text:h text:style-name="Heading_20_3" text:outline-level="3"><text:soft-page-break/>[CHORUS]</text:h>
      <text:p text:style-name="P2"><text:s text:c="5"/>C <text:s text:c="7"/>Cmaj7 F <text:s text:c="21"/>C</text:p>
      <text:p text:style-name="P2">That we don't even <text:s/>care as restless as we are,</text:p>
      <text:p text:style-name="P2"><text:s text:c="3"/>Cmaj7 <text:s text:c="3"/>F</text:p>
      <text:p text:style-name="P2">We feel the pull </text:p>
      <text:p text:style-name="P2"><text:s text:c="26"/>C</text:p>
      <text:p text:style-name="P2">in the land of a thousand guilts.</text:p>
      <text:p text:style-name="P2"><text:s text:c="4"/>Cmaj7 <text:s/>F</text:p>
      <text:p text:style-name="P2">And poured cement,</text:p>
      <text:p text:style-name="P2"><text:s text:c="13"/>G</text:p>
      <text:p text:style-name="P2">Lamented and assured.</text:p>
      <text:h text:style-name="Heading_20_3" text:outline-level="3">[BRIDGE]</text:h>
      <text:p text:style-name="P2"><text:s text:c="18"/>Am <text:s text:c="3"/>F</text:p>
      <text:p text:style-name="P2">To the lights and towns below,</text:p>
      <text:p text:style-name="P2">G <text:s text:c="14"/>Am <text:s text:c="6"/>G</text:p>
      <text:p text:style-name="P2">Faster than the speed of sound,</text:p>
      <text:p text:style-name="P2">G <text:s text:c="13"/>Am <text:s text:c="10"/>F <text:s text:c="2"/></text:p>
      <text:p text:style-name="P2">Faster than we thought we'd go </text:p>
      <text:p text:style-name="P2">Dm <text:s text:c="9"/>G <text:s text:c="7"/><text:span text:style-name="T5">C <text:s text:c="5"/>Cmaj7</text:span></text:p>
      <text:p text:style-name="P2">beneath the sound of hope.</text:p>
      <text:h text:style-name="Heading_20_3" text:outline-level="3">[VERSE 4]</text:h>
      <text:p text:style-name="P2">F <text:s text:c="21"/>Cmaj7 C</text:p>
      <text:p text:style-name="P2">Justine never knew the rules,</text:p>
      <text:p text:style-name="P2">F <text:s text:c="28"/>Cmaj7 <text:s/>C</text:p>
      <text:p text:style-name="P2">Hung down with the freaks and ghouls.</text:p>
      <text:p text:style-name="P2">F <text:s text:c="24"/>Cmaj7 C</text:p>
      <text:p text:style-name="P2">No apologies ever need be made,</text:p>
      <text:p text:style-name="P2"><text:span text:style-name="T6">F</text:span> <text:s text:c="21"/>Dm <text:s text:c="8"/>G</text:p>
      <text:p text:style-name="P2">I know better than you fake it to see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3" text:outline-level="3"><text:soft-page-break/>[CHORUS]</text:h>
      <text:p text:style-name="P2"><text:s text:c="5"/>C <text:s text:c="7"/>Cmaj7 F</text:p>
      <text:p text:style-name="P2">That we don't even <text:s/>care </text:p>
      <text:p text:style-name="P2"><text:s text:c="22"/>C</text:p>
      <text:p text:style-name="P2">to shake these zipper blues,</text:p>
      <text:p text:style-name="P2"><text:s text:c="4"/>Cmaj7 <text:s text:c="3"/>F</text:p>
      <text:p text:style-name="P2">And we don't know </text:p>
      <text:p text:style-name="P2"><text:s text:c="26"/>C</text:p>
      <text:p text:style-name="P2">just where out bones will rest</text:p>
      <text:p text:style-name="P2"><text:s text:c="3"/>Cmaj7 <text:s/>F</text:p>
      <text:p text:style-name="P2">To dust I guess,</text:p>
      <text:p text:style-name="P2"><text:s text:c="15"/>Dm <text:s text:c="5"/></text:p>
      <text:p text:style-name="P2">Forgotten and absorbed </text:p>
      <text:p text:style-name="P2"><text:s text:c="11"/>G <text:s text:c="5"/>Cmaj7 C</text:p>
      <text:p text:style-name="P2"><text:span text:style-name="T5">[</text:span>in<text:span text:style-name="T5">]</text:span>to the earth below.</text:p>
      <text:h text:style-name="Heading_20_3" text:outline-level="3">[CODA]</text:h>
      <text:p text:style-name="P2">F <text:s text:c="30"/>Cmaj7 C</text:p>
      <text:p text:style-name="P2">The street heats the urgency of now.</text:p>
      <text:p text:style-name="P2">F <text:s text:c="25"/>C</text:p>
      <text:p text:style-name="P2">As you see there's no-one around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25M30S</meta:editing-duration>
    <meta:editing-cycles>41</meta:editing-cycles>
    <meta:generator>LibreOffice/5.2.6.2$MacOSX_X86_64 LibreOffice_project/a3100ed2409ebf1c212f5048fbe377c281438fdc</meta:generator>
    <dc:title>Lyrics + Chords</dc:title>
    <dc:date>2017-04-21T10:43:36.732728000</dc:date>
    <meta:print-date>2017-04-03T12:23:29.985893000</meta:print-date>
    <meta:document-statistic meta:table-count="0" meta:image-count="0" meta:object-count="0" meta:page-count="4" meta:paragraph-count="92" meta:word-count="345" meta:character-count="2417" meta:non-whitespace-character-count="1290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